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CARDENAS SILVA VICENTE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TPP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MESIAS RUIZ, HUGO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>CARDENAS SILVA VICENTE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14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ARNE:</text:p>
          </table:table-cell>
          <table:covered-table-cell/>
          <table:table-cell table:style-name="Tabla1.C5" table:number-columns-spanned="2" office:value-type="string">
            <text:p text:style-name="P19">14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22/10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258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07:00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1196025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29T22:05:53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